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7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anuary 1885</text:p>
      <text:p text:style-name="P2">Month<text:tab/><text:tab/><text:tab/><text:tab/><text:tab/><text:tab/>January</text:p>
      <text:p text:style-name="P2">Year<text:tab/><text:tab/><text:tab/><text:tab/><text:tab/><text:tab/>1885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New York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15" is written in pencil and circled in the top right corner of the page.]</text:p>
      <text:p text:style-name="P7">On the first Ministerial/</text:p>
      <text:p text:style-name="P7">Conference in N. Y. Jan. 1885./</text:p>
      <text:p text:style-name="P7"/>
      <text:p text:style-name="P6">[Page 1]</text:p>
      <text:p text:style-name="P8">Brethren.<text:span text:style-name="T2"> <text:s/>A brief account of a recent </text:span>event<text:span text:style-name="T2"> incident in Judaism of America, may/ not be inappropriate, nor distasteful to my hearers./ <text:s/>What </text:span>was the<text:span text:style-name="T2"> object </text:span>of has<text:span text:style-name="T2"> the Conference of </text:span>Jewish<text:span text:style-name="T2"> reverend Mi-/-nisters </text:span>just<text:span text:style-name="T2"> held in the city of New York had in view, and what results/ it produced, are questions that </text:span>I<text:span text:style-name="T2"> have been asked/ by many. <text:s/>It was reasonably thought that the/ meeting of a considerable number of persons </text:span>holding<text:span text:style-name="T2"> occupying/ religious offices, but differing widely in their </text:span>views<text:span text:style-name="T2"> ideas,/ had for its principal aim a </text:span>conciliative<text:span text:style-name="T2"> reconciling of opposite/ </text:span>ideas<text:span text:style-name="T2"> opinions to the welfare of Judaism at large. <text:s/>At the/ outset, I had myself entertained that belief, and had wel-/-comed in my mind the contemplated conference, as/ means to a blissful end. <text:s/>I </text:span>had entertained<text:span text:style-name="T2"> had no doubt, but/ that a dispassionate discussion of the logical sub-/-jects would have shown the necessity of checking/ the irregular proceedings of "Reform,"--as it is called--,/ and have </text:span>thus<text:span text:style-name="T2"> vindicated the course followed by/ cultured conservatives not to venture upon </text:span>institu<text:span text:style-name="T2"> changes without Synodic authority. <text:s/>But the anticipations, which/ others, like myself, had originally formed, were/ frustrated. <text:s/>The wording of the circular of invitation,/ debarred the possibility of debating theological points./</text:span></text:p>
      <text:p text:style-name="P8"><text:span text:style-name="T2"/></text:p>
      <text:p text:style-name="P8"><text:span text:style-name="T2">[Page 2]</text:span></text:p>
      <text:p text:style-name="P8"><text:soft-page-break/><text:span text:style-name="T2">Hence, nothing properly belonging to the doctrines/ and </text:span>precepts<text:span text:style-name="T2"> observances of Judaism was brought forth at/ the conference. <text:s/>On the contrary, it became clearly mani-/-fest, </text:span>on all sides,<text:span text:style-name="T2"> that </text:span>the endeavours of<text:span text:style-name="T2"> the speakers'/ endeavour was to studiously </text:span>to<text:span text:style-name="T2"> avoid whatever might savor/ of ritualism </text:span>and<text:span text:style-name="T2"> or touch upon Synagogue government./ <text:s/>I regretted that circumstance, because some/ enthusiastic friends had urged my attendance,/ fearing that my absence from the ministerial/ meeting might give room to a misconstruction./ <text:s/>It might be interpreted as an unyielding deter-/-mination, on the part of Orthodoxy, to deny every/ concession even when </text:span>an<text:span text:style-name="T2"> through </text:span>by so doing<text:span text:style-name="T2"> its obstinacy a golden opportunity to effect a re-/-ligious unification is </text:span>presented<text:span text:style-name="T2"> lost. <text:s/>Well: the/ Conference was amicable, agreeable, very social, and to/ myself personally, beyond expectation, satisfactory./ <text:s/>Still, it was not at all calculated to bring or-/-der out of the chaotic state into which the/ ancestral faith has been involved. <text:s/>An almost/ fastidious care was </text:span>prescribed<text:span text:style-name="T2"> exercised, not to give </text:span>open<text:span text:style-name="T2"> congregational offence[sic!],/ nor wound in the least each other's suscep-/-tibilities./</text:span></text:p>
      <text:p text:style-name="P8"><text:span text:style-name="T2"/></text:p>
      <text:p text:style-name="P8"><text:span text:style-name="T2">[Page 3]</text:span></text:p>
      <text:p text:style-name="P8"><text:span text:style-name="T2">I do not underrate the advantage of seeing face/ to face men whom, </text:span>we<text:span text:style-name="T2"> from principle we may have </text:span>unsparingly<text:span text:style-name="T2"> strenuously opposed/ in writing </text:span>for conscience sake,<text:span text:style-name="T2"> and hearing from their own lips assurances/ of good will and regard. <text:s/>It is pleasant, and pro-/-motive of brotherly feelings. <text:s/>It is also negatively/ useful, inasmuch as it inspires respect for religion,/ disproving the charge that those who represent it,/ are always at variance. <text:s/>But Israel of/ America needs a great deal more than that in order to/ be drawn obediently to the Divine Law. <text:s/>It must/ receive positive signs of a unanimity of sentiments/ among </text:span>our<text:span text:style-name="T2"> the Hebrew clergy, touching Mosaic tenets and/ the traditions of the fathers. <text:s/>His all-import-/-ant desideratum was not </text:span>gratified<text:span text:style-name="T2"> accomplished by the meeting/ which took place, </text:span>this week<text:span text:style-name="T2"> lately in New York./ <text:s/></text:span>Nevertheless<text:span text:style-name="T2"> Papers were read and approved, </text:span>and<text:span text:style-name="T2"> complimentary resolutions were passed, and all parties satisfied, doctrinally nothing was gained. <text:s/>Nevertheless I do not regret my partial attend-/-ance, for upon the second of the two days du-/-ring which it lasted, I </text:span>read<text:span text:style-name="T2"> perused myself and listened to writ-/-tings[sic!] </text:span>papers<text:span text:style-name="T2">, whose contents bid fair to be product-/-ive of permanent good. <text:s/>Not to </text:span>ourselves<text:span text:style-name="T2"> us immediately, thank fortune, for we do not stand in need of help,/ but to hapless creatures to whom we are bound with sacred ties./ <text:s/></text:span></text:p>
      <text:p text:style-name="P8"><text:span text:style-name="T2"/></text:p>
      <text:p text:style-name="P8"><text:span text:style-name="T2">[Page 4]</text:span></text:p>
      <text:p text:style-name="P8"><text:span text:style-name="T2">Those writings aimed at pressing forward/ the work of the Universal Israelitish Alliance,/ extending its operations in America, where, outside/ of Pennsylvania, and a few cities </text:span>beyond it in other<text:span text:style-name="T2"> in neighboring states, it has/ no foothold. <text:s/>As I judge that the ministers/ who agreed to exercise their influence in behalf/ of that all-embracing organization are men of/ their word, I </text:span>look forward<text:span text:style-name="T2"> anticipate with unfeigned sa-/-tisfaction </text:span>to<text:span text:style-name="T2"> a happy result. <text:s/>The favored He-/-brews who dwell in the United States, will prac-/-tically sympathise with their suffering coreligionists/ in oppressive lands, by aiding </text:span>in its labors<text:span text:style-name="T2"> an/ association ever alive to the wants of the perse-/-cuted. <text:s/>If such, as I hope, is the issue of/ the first Ministerial Conference, none will sure-/-ly accuse it of its having been held in vain./</text:span></text:p>
      <text:p text:style-name="P8"><text:span text:style-name="T2"><text:tab/>But a printed paper which was handed to/ me by its author, just as the </text:span>Tuesday<text:span text:style-name="T2"> the[sic!] second day's morning/ session opened, deserves our consideration, and I/ </text:span>will<text:span text:style-name="T2"> deem it advisable to refer to its object. <text:s/>It advocates conferences/ among teachers, as well as Rabbis, to discuss </text:span>all<text:span text:style-name="T2">/ </text:span>pending<text:span text:style-name="T2"> essential questions, and pave the way to harmonious action./</text:span></text:p>
      <text:p text:style-name="P8"><text:span text:style-name="T2"/></text:p>
      <text:p text:style-name="P8"><text:span text:style-name="T2">[Page 5]</text:span></text:p>
      <text:p text:style-name="P8"><text:span text:style-name="T2">Sensibly, that paper gives precedence to Sab-/-bath or Sunday Schools reform to all other genuine/ reforms; for, situated as we are in our country,/ those institutions </text:span>are<text:span text:style-name="T2"> may be regarded as the germs of a religious life. </text:span>and<text:span text:style-name="T2">/ Upon their </text:span>the<text:span text:style-name="T2"> growth the future of Judaism vastly depends./ <text:s/>The writer argues with much force the need of an/ </text:span>ex<text:span text:style-name="T2">interchange of thoughts with a view to unify, simplify,/ improve and widen the range of studies pursued/ in our schools. <text:s/>None will deny that the </text:span>obj<text:span text:style-name="T2"> idea is excellent. <text:s/>All </text:span><text:soft-page-break/><text:span text:style-name="T2">will admit likewise </text:span>admit<text:span text:style-name="T2"> that the adoption/ of the same text books, imparting the knowledge/ of Jewish morals and the history of our people/ </text:span>would be<text:span text:style-name="T2"> might prove of incalculable advantage. <text:s/>Our child-/-ren would early learn to understand, and to/ practise alike their duties; no clashing instruction would/ set them at variance, and peace and kind feelings/ would increase. <text:s/>At present, the same evil/ existing about prayer books, prevails about school/ books. <text:s/>Each writer pleads for his own creation;/ he holds that what has proceeded from his pen/ cannot be surpassed. <text:s/>A pardonable self-esteem/ makes him urge the acceptance of his production. <text:s/>Possi-/-bly self-interest may be the leaven </text:span>mixed up in that desire<text:span text:style-name="T2"> blending with that solicitation./</text:span></text:p>
      <text:p text:style-name="P8"><text:span text:style-name="T2"/></text:p>
      <text:p text:style-name="P8"><text:span text:style-name="T2">[Page 6]</text:span></text:p>
      <text:p text:style-name="P8">It follows<text:span text:style-name="T2"> At all events, through that scarcely two schools </text:span>will be<text:span text:style-name="T2"> are found/ and scarcely two superintendents </text:span>who<text:span text:style-name="T2"> guided by the same </text:span>standard of tuition<text:span text:style-name="T2"> regulations,/ in which an identical system </text:span>prevails<text:span text:style-name="T2"> is followed. <text:s/>A year/ ago I opposed on this pulpit and in the Jewish/ press, the proposition emanating from the West that/ catechisms and historical volumes of one character and/ Diction should be introduced in all schools. <text:s/>I op-/-posed it notwithstanding my advocacy of uniformity of method in training our youths; because the person who headed the scheme/ had acknowledged, with otherwise laudable candor, that he/ meant it in the interest of "Reform"--so called. <text:s/>Now,/ he who proposes the plan of harmonising our children's/ </text:span>system of tuition<text:span text:style-name="T2"> mode </text:span>manner<text:span text:style-name="T2"> of instruction, belongs to the same party--if the/ term may be allowed, yet he displays a </text:span>liberal<text:span text:style-name="T2"> conciliatory spirit,/ commending itself to all parties, and offers suggest-/-ions deserving of our approval. <text:s/>The writer of the/ paper to which I have reference sees the injudi-/-ciousness of formulating our teaching after that/ of gentilism; he complains that we accept volumes/ on Biblical or post-Biblical history at the hands of/ the Church, instead of composing some ourselves, based/ upon our Rabbinical and post-Rabbinical literature,/ so inexhaustively rich, and so adapted to our purposes./</text:span></text:p>
      <text:p text:style-name="P8"><text:span text:style-name="T2"/></text:p>
      <text:p text:style-name="P8"><text:span text:style-name="T2">[Page 7]</text:span></text:p>
      <text:p text:style-name="P8"><text:span text:style-name="T2">He approves of illustrating subjects in scriptures/ and in later writings by pictures, as means to </text:span>reach<text:span text:style-name="T2"> let/ the attention of young pupils be rivetted[sic!] thereon, but he is/ </text:span>strongly<text:span text:style-name="T2"> against such engravings </text:span>such<text:span text:style-name="T2"> as those with which/ Sunday school books abound, and which are mostly/ borrowed from non-Israelites to benefit a religion that/ we repudiate. <text:s/>A feature which I like/ </text:span>best<text:span text:style-name="T2"> much in that paper, is a recommendation to make/ the study of the Hebrew </text:span>language<text:span text:style-name="T2"> obligatory upon/ our </text:span>young<text:span text:style-name="T2"> sons, and not optional, as customary now/ a days. <text:s/>I also fully coincide with the writer/ that to interest the young in the sacred language,/ the teaching must be less mechanical; that more/ life must be breathed into it, that the imparting/ of elementary rules, always dry and wearisome, must/ be varied with a simultaneous gradual training </text:span>at the same time<text:span text:style-name="T2">/ into the translation of words </text:span>&amp; of<text:span text:style-name="T2"> and phrases. <text:s/>Many are/ the points on which the writer and myself would/ act in perfect accord of sentiments, yet I never/ could recommend his plan. <text:s/>My objection to it/ rises principally from the irronconcilable[sic!] divergence of/ opinion between believers in revelation and unbelievers./</text:span></text:p>
      <text:p text:style-name="P8"><text:span text:style-name="T2"/></text:p>
      <text:p text:style-name="P8"><text:span text:style-name="T2">[Page 8]</text:span></text:p>
      <text:p text:style-name="P8"><text:span text:style-name="T2">Could I advocate the adoption of </text:span>a<text:span text:style-name="T2"> catechisms, or/ of historical books which ignore altogether the cere-/-monial code of the Pentateuch, and </text:span>are perfectly<text:span text:style-name="T2"> </text:span>keep<text:span text:style-name="T2"> are entirely/ silent about the oral laws? <text:s/>Walking in the light/ I have received, I do not see the possibility/ of a Judaism, without </text:span>Jewish laws<text:span text:style-name="T2"> ceremonialism; of a history/ of our people, without </text:span>the<text:span text:style-name="T2"> explaining and enforcing of fasts and festivals. </text:span>and<text:span text:style-name="T2">/ </text:span>fasts.<text:span text:style-name="T2"> <text:s/>It is all well to make the ethical/ portion of our faith its ground work, and </text:span>convince explain to<text:span text:style-name="T2"> point out to/ our offspring that nothing which is humanising/ and refining needs be borrowed from our neighbors/ of another creed. <text:s/>Unless our progeny are </text:span>told<text:span text:style-name="T2"> shown in/ all earnestness and very early in life, when impres-/-sions are lasting the necessity of outward forms; unless they are convincingly told the </text:span>ceremonial<text:span text:style-name="T2"> practices of/ Mosaism and traditionalism are essential to our/ national existence, </text:span><text:soft-page-break/><text:span text:style-name="T2">our sons and daughters will/ be apt to exchange the unpopular Synagogue for/ the popular Church. <text:s/>No: so long as Reform/ arrogates to itself the right to draw a dividing/ line between what suits its ever changing reason,/ and that which the prophets and the sages have/</text:span></text:p>
      <text:p text:style-name="P8"><text:span text:style-name="T2"/></text:p>
      <text:p text:style-name="P8"><text:span text:style-name="T2">[Page 9]</text:span></text:p>
      <text:p text:style-name="P8"><text:span text:style-name="T2">ordained, so long we will be compelled to discard </text:span>their<text:span text:style-name="T2"> its/ books, and reject its plans./</text:span></text:p>
      <text:p text:style-name="P8"><text:span text:style-name="T2">But just because we prefer </text:span>to<text:span text:style-name="T2"> remaining alone/ to dealing falsely with the Torah, therefore/ ought we to keep close to each other, to join/ hands in whatever will give permanence to/ our institutions. <text:s/>We ought to </text:span>improve them<text:span text:style-name="T2"> better their condition to support/ them amply, to increase their number and popularity. <text:s/>In a word; we/ must prove that our conservativism is not iron-bound, but enlightened/ and </text:span>progressive<text:span text:style-name="T2"> visibly, incontestably progressive./</text:span></text:p>
      <text:p text:style-name="P8"><text:span text:style-name="T2">(Here followed an address to a Bar Mitzvah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31T15:05:40.76</meta:creation-date>
    <dc:date>2012-07-31T15:50:52.94</dc:date>
    <dc:creator>Penn Libraries</dc:creator>
    <meta:editing-duration>PT00H07M3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897" meta:character-count="12110"/>
  </office:meta>
</office:document-meta>
</file>